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124" calcext:value-type="float">
            <text:p>93.7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4584" calcext:value-type="float">
            <text:p>93.0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8808" calcext:value-type="float">
            <text:p>91.8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6928" calcext:value-type="float">
            <text:p>92.0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4424" calcext:value-type="float">
            <text:p>87.9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0608" calcext:value-type="float">
            <text:p>83.3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0504" calcext:value-type="float">
            <text:p>71.8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0456" calcext:value-type="float">
            <text:p>65.3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198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